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575in"/>
    </style:style>
    <style:style style:name="co5" style:family="table-column">
      <style:table-column-properties fo:break-before="auto" style:column-width="0.9252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0.9465in"/>
    </style:style>
    <style:style style:name="co8" style:family="table-column">
      <style:table-column-properties fo:break-before="auto" style:column-width="1.1181in"/>
    </style:style>
    <style:style style:name="co9" style:family="table-column">
      <style:table-column-properties fo:break-before="auto" style:column-width="1.096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2" table:default-cell-style-name="Default"/>
        <table:table-row table:style-name="ro1">
          <table:table-cell table:style-name="ce1" table:number-columns-repeated="3"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shapes>
          <draw:frame draw:z-index="0" draw:style-name="gr1" svg:width="6.2988in" svg:height="3.5429in" svg:x="8.0295in" svg:y="0.1071in">
            <draw:object draw:notify-on-update-of-ranges="Sheet2.A9:Sheet2.A9 Sheet2.A10:Sheet2.A15 Sheet2.B9:Sheet2.B9 Sheet2.B10:Sheet2.B15 Sheet2.C9:Sheet2.C9 Sheet2.C10:Sheet2.C1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6.2988in" svg:height="3.5429in" svg:x="1.4252in" svg:y="4.3157in">
            <draw:object draw:notify-on-update-of-ranges="Sheet2.A18:Sheet2.A18 Sheet2.A19:Sheet2.A24 Sheet2.B18:Sheet2.B18 Sheet2.B19:Sheet2.B24 Sheet2.C18:Sheet2.C18 Sheet2.C19:Sheet2.C2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column table:style-name="co9" table:default-cell-style-name="Default"/>
        <table:table-row table:style-name="ro1" table:number-rows-repeated="7">
          <table:table-cell table:number-columns-repeated="11"/>
        </table:table-row>
        <table:table-row table:style-name="ro1">
          <table:table-cell office:value-type="string">
            <text:p>Latency</text:p>
          </table:table-cell>
          <table:table-cell table:number-columns-repeated="10"/>
        </table:table-row>
        <table:table-row table:style-name="ro1">
          <table:table-cell office:value-type="string">
            <text:p>Thread Count</text:p>
          </table:table-cell>
          <table:table-cell office:value-type="string">
            <text:p>With Logging</text:p>
          </table:table-cell>
          <table:table-cell office:value-type="string">
            <text:p>Without Logging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23609">
            <text:p>723609</text:p>
          </table:table-cell>
          <table:table-cell office:value-type="float" office:value="1193072">
            <text:p>1193072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6263">
            <text:p>566263</text:p>
          </table:table-cell>
          <table:table-cell office:value-type="float" office:value="773981">
            <text:p>773981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04793">
            <text:p>704793</text:p>
          </table:table-cell>
          <table:table-cell office:value-type="float" office:value="359761">
            <text:p>359761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9290">
            <text:p>819290</text:p>
          </table:table-cell>
          <table:table-cell office:value-type="float" office:value="438622">
            <text:p>438622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38471">
            <text:p>938471</text:p>
          </table:table-cell>
          <table:table-cell office:value-type="float" office:value="543086">
            <text:p>543086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26392">
            <text:p>1126392</text:p>
          </table:table-cell>
          <table:table-cell office:value-type="float" office:value="647614">
            <text:p>647614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Throughput</text:p>
          </table:table-cell>
          <table:table-cell table:number-columns-repeated="10"/>
        </table:table-row>
        <table:table-row table:style-name="ro1">
          <table:table-cell office:value-type="string">
            <text:p>Thread Count</text:p>
          </table:table-cell>
          <table:table-cell office:value-type="string">
            <text:p>With Logging</text:p>
          </table:table-cell>
          <table:table-cell office:value-type="string">
            <text:p>Without Logging</text:p>
          </table:table-cell>
          <table:table-cell office:value-type="string">
            <text:p>Requests</text:p>
          </table:table-cell>
          <table:table-cell office:value-type="string">
            <text:p>With Logging</text:p>
          </table:table-cell>
          <table:table-cell office:value-type="string">
            <text:p>Without Logging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formula="of:=[.D19]/[.E19]*1000000" office:value-type="float" office:value="0.275845219147373">
            <text:p>0.2758452191</text:p>
          </table:table-cell>
          <table:table-cell table:formula="of:=[.D19]/[.F19]*1000000" office:value-type="float" office:value="0.16730213806117">
            <text:p>0.1673021381</text:p>
          </table:table-cell>
          <table:table-cell table:formula="of:=9000*[.A19]" office:value-type="float" office:value="9000">
            <text:p>9000</text:p>
          </table:table-cell>
          <table:table-cell office:value-type="float" office:value="32626992876">
            <text:p>32626992876</text:p>
          </table:table-cell>
          <table:table-cell office:value-type="float" office:value="53794889320">
            <text:p>5379488932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formula="of:=[.D20]/[.E20]*1000000" office:value-type="float" office:value="0.704050733730655">
            <text:p>0.7040507337</text:p>
          </table:table-cell>
          <table:table-cell table:formula="of:=[.D20]/[.F20]*1000000" office:value-type="float" office:value="0.515605989345342">
            <text:p>0.5156059893</text:p>
          </table:table-cell>
          <table:table-cell table:formula="of:=9000*[.A20]" office:value-type="float" office:value="18000">
            <text:p>18000</text:p>
          </table:table-cell>
          <table:table-cell office:value-type="float" office:value="25566339381">
            <text:p>25566339381</text:p>
          </table:table-cell>
          <table:table-cell office:value-type="float" office:value="34910378025">
            <text:p>3491037802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formula="of:=[.D21]/[.E21]*1000000" office:value-type="float" office:value="0.849747647286104">
            <text:p>0.8497476473</text:p>
          </table:table-cell>
          <table:table-cell table:formula="of:=[.D21]/[.F21]*1000000" office:value-type="float" office:value="1.65640761642339">
            <text:p>1.6564076164</text:p>
          </table:table-cell>
          <table:table-cell table:formula="of:=9000*[.A21]" office:value-type="float" office:value="27000">
            <text:p>27000</text:p>
          </table:table-cell>
          <table:table-cell office:value-type="float" office:value="31774139165">
            <text:p>31774139165</text:p>
          </table:table-cell>
          <table:table-cell office:value-type="float" office:value="16300335577">
            <text:p>16300335577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formula="of:=[.D22]/[.E22]*1000000" office:value-type="float" office:value="0.97405463513559">
            <text:p>0.9740546351</text:p>
          </table:table-cell>
          <table:table-cell table:formula="of:=[.D22]/[.F22]*1000000" office:value-type="float" office:value="1.81212297631598">
            <text:p>1.8121229763</text:p>
          </table:table-cell>
          <table:table-cell table:formula="of:=9000*[.A22]" office:value-type="float" office:value="36000">
            <text:p>36000</text:p>
          </table:table-cell>
          <table:table-cell office:value-type="float" office:value="36958912469">
            <text:p>36958912469</text:p>
          </table:table-cell>
          <table:table-cell office:value-type="float" office:value="19866201395">
            <text:p>19866201395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formula="of:=[.D23]/[.E23]*1000000" office:value-type="float" office:value="1.06133992847361">
            <text:p>1.0613399285</text:p>
          </table:table-cell>
          <table:table-cell table:formula="of:=[.D23]/[.F23]*1000000" office:value-type="float" office:value="1.80939528778209">
            <text:p>1.8093952878</text:p>
          </table:table-cell>
          <table:table-cell table:formula="of:=9000*[.A23]" office:value-type="float" office:value="45000">
            <text:p>45000</text:p>
          </table:table-cell>
          <table:table-cell office:value-type="float" office:value="42399234018">
            <text:p>42399234018</text:p>
          </table:table-cell>
          <table:table-cell office:value-type="float" office:value="24870187462">
            <text:p>24870187462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formula="of:=[.D24]/[.E24]*1000000" office:value-type="float" office:value="1.06082237861215">
            <text:p>1.0608223786</text:p>
          </table:table-cell>
          <table:table-cell table:formula="of:=[.D24]/[.F24]*1000000" office:value-type="float" office:value="1.84289933752496">
            <text:p>1.8428993375</text:p>
          </table:table-cell>
          <table:table-cell table:formula="of:=9000*[.A24]" office:value-type="float" office:value="54000">
            <text:p>54000</text:p>
          </table:table-cell>
          <table:table-cell office:value-type="float" office:value="50903903508">
            <text:p>50903903508</text:p>
          </table:table-cell>
          <table:table-cell office:value-type="float" office:value="29301654681">
            <text:p>29301654681</text:p>
          </table:table-cell>
          <table:table-cell table:number-columns-repeated="5"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Schmidtke</meta:initial-creator>
    <meta:creation-date>2012-12-12T19:42:51</meta:creation-date>
    <dc:date>2012-12-12T22:45:35</dc:date>
    <dc:creator>Robert Schmidtke</dc:creator>
    <meta:editing-duration>PT16M44S</meta:editing-duration>
    <meta:editing-cycles>6</meta:editing-cycles>
    <meta:generator>LibreOffice/3.5$Linux_x86 LibreOffice_project/350m1$Build-2</meta:generator>
    <meta:document-statistic meta:table-count="3" meta:cell-count="65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136cm" svg:y="0.316cm" chart:style-name="ch2">
          <text:p>Latency</text:p>
        </chart:title>
        <chart:legend chart:legend-position="end" svg:x="12.194cm" svg:y="3.952cm" style:legend-expansion="high" chart:style-name="ch3"/>
        <chart:plot-area chart:style-name="ch4" table:cell-range-address="Sheet2.A9:Sheet2.C15" chart:data-source-has-labels="both" svg:x="1.331cm" svg:y="1.635cm" svg:width="10.224cm" svg:height="6.204cm">
          <chartooo:coordinate-region svg:x="2.878cm" svg:y="1.834cm" svg:width="8.583cm" svg:height="5.358cm"/>
          <chart:axis chart:dimension="x" chart:name="primary-x" chart:style-name="ch5" chartooo:axis-type="auto">
            <chartooo:date-scale/>
            <chart:title svg:x="5.327cm" svg:y="8.019cm" chart:style-name="ch6">
              <text:p>No. of Threads</text:p>
            </chart:title>
            <chart:categories table:cell-range-address="Sheet2.A10:Sheet2.A15"/>
          </chart:axis>
          <chart:axis chart:dimension="y" chart:name="primary-y" chart:style-name="ch5">
            <chart:title svg:x="0.451cm" svg:y="5.747cm" chart:style-name="ch7">
              <text:p>Latency in ns</text:p>
            </chart:title>
            <chart:grid chart:style-name="ch8" chart:class="major"/>
          </chart:axis>
          <chart:series chart:style-name="ch9" chart:values-cell-range-address="Sheet2.B10:Sheet2.B15" chart:label-cell-address="Sheet2.B9:Sheet2.B9" chart:class="chart:line">
            <chart:data-point chart:repeated="6"/>
          </chart:series>
          <chart:series chart:style-name="ch10" chart:values-cell-range-address="Sheet2.C10:Sheet2.C15" chart:label-cell-address="Sheet2.C9:Sheet2.C9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Logging</text:p>
                <draw:g>
                  <svg:desc>Sheet2.B9:Sheet2.B9</svg:desc>
                </draw:g>
              </table:table-cell>
              <table:table-cell office:value-type="string">
                <text:p>Without Logging</text:p>
                <draw:g>
                  <svg:desc>Sheet2.C9:Sheet2.C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A10:Sheet2.A15</svg:desc>
                </draw:g>
              </table:table-cell>
              <table:table-cell office:value-type="float" office:value="723609">
                <text:p>723609</text:p>
                <draw:g>
                  <svg:desc>Sheet2.B10:Sheet2.B15</svg:desc>
                </draw:g>
              </table:table-cell>
              <table:table-cell office:value-type="float" office:value="1193072">
                <text:p>1193072</text:p>
                <draw:g>
                  <svg:desc>Sheet2.C10:Sheet2.C1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66263">
                <text:p>566263</text:p>
              </table:table-cell>
              <table:table-cell office:value-type="float" office:value="773981">
                <text:p>77398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04793">
                <text:p>704793</text:p>
              </table:table-cell>
              <table:table-cell office:value-type="float" office:value="359761">
                <text:p>35976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19290">
                <text:p>819290</text:p>
              </table:table-cell>
              <table:table-cell office:value-type="float" office:value="438622">
                <text:p>43862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38471">
                <text:p>938471</text:p>
              </table:table-cell>
              <table:table-cell office:value-type="float" office:value="543086">
                <text:p>54308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26392">
                <text:p>1126392</text:p>
              </table:table-cell>
              <table:table-cell office:value-type="float" office:value="647614">
                <text:p>6476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05cm" svg:y="0.316cm" chart:style-name="ch2">
          <text:p>Throughput</text:p>
        </chart:title>
        <chart:legend chart:legend-position="end" svg:x="12.194cm" svg:y="3.952cm" style:legend-expansion="high" chart:style-name="ch3"/>
        <chart:plot-area chart:style-name="ch4" table:cell-range-address="Sheet2.A18:Sheet2.C24" chart:data-source-has-labels="both" svg:x="1.331cm" svg:y="1.635cm" svg:width="10.224cm" svg:height="6.204cm">
          <chartooo:coordinate-region svg:x="2.058cm" svg:y="1.834cm" svg:width="9.403cm" svg:height="5.358cm"/>
          <chart:axis chart:dimension="x" chart:name="primary-x" chart:style-name="ch5" chartooo:axis-type="auto">
            <chartooo:date-scale/>
            <chart:title svg:x="5.327cm" svg:y="8.019cm" chart:style-name="ch6">
              <text:p>No. of Threads</text:p>
            </chart:title>
            <chart:categories table:cell-range-address="Sheet2.A19:Sheet2.A24"/>
          </chart:axis>
          <chart:axis chart:dimension="y" chart:name="primary-y" chart:style-name="ch5">
            <chart:title svg:x="0.451cm" svg:y="6.011cm" chart:style-name="ch7">
              <text:p>Requests per ms</text:p>
            </chart:title>
            <chart:grid chart:style-name="ch8" chart:class="major"/>
          </chart:axis>
          <chart:series chart:style-name="ch9" chart:values-cell-range-address="Sheet2.B19:Sheet2.B24" chart:label-cell-address="Sheet2.B18:Sheet2.B18" chart:class="chart:line">
            <chart:data-point chart:repeated="6"/>
          </chart:series>
          <chart:series chart:style-name="ch10" chart:values-cell-range-address="Sheet2.C19:Sheet2.C24" chart:label-cell-address="Sheet2.C18:Sheet2.C18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Logging</text:p>
                <draw:g>
                  <svg:desc>Sheet2.B18:Sheet2.B18</svg:desc>
                </draw:g>
              </table:table-cell>
              <table:table-cell office:value-type="string">
                <text:p>Without Logging</text:p>
                <draw:g>
                  <svg:desc>Sheet2.C18:Sheet2.C1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A19:Sheet2.A24</svg:desc>
                </draw:g>
              </table:table-cell>
              <table:table-cell office:value-type="float" office:value="0.275845219147373">
                <text:p>0.275845219147373</text:p>
                <draw:g>
                  <svg:desc>Sheet2.B19:Sheet2.B24</svg:desc>
                </draw:g>
              </table:table-cell>
              <table:table-cell office:value-type="float" office:value="0.16730213806117">
                <text:p>0.16730213806117</text:p>
                <draw:g>
                  <svg:desc>Sheet2.C19:Sheet2.C2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704050733730655">
                <text:p>0.704050733730655</text:p>
              </table:table-cell>
              <table:table-cell office:value-type="float" office:value="0.515605989345342">
                <text:p>0.51560598934534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849747647286104">
                <text:p>0.849747647286104</text:p>
              </table:table-cell>
              <table:table-cell office:value-type="float" office:value="1.65640761642339">
                <text:p>1.6564076164233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97405463513559">
                <text:p>0.97405463513559</text:p>
              </table:table-cell>
              <table:table-cell office:value-type="float" office:value="1.81212297631598">
                <text:p>1.8121229763159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06133992847361">
                <text:p>1.06133992847361</text:p>
              </table:table-cell>
              <table:table-cell office:value-type="float" office:value="1.80939528778209">
                <text:p>1.8093952877820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06082237861215">
                <text:p>1.06082237861215</text:p>
              </table:table-cell>
              <table:table-cell office:value-type="float" office:value="1.84289933752496">
                <text:p>1.842899337524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